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6F000000A51DA6FFD5AE0621EB.png" manifest:media-type="image/png"/>
  <manifest:file-entry manifest:full-path="Pictures/10005A240000C4AE0000110E99F7CBD2A5E96AFC.svg" manifest:media-type="image/svg+xml"/>
  <manifest:file-entry manifest:full-path="Pictures/1000000100000391000002243E2CDCC98452F068.png" manifest:media-type="image/png"/>
  <manifest:file-entry manifest:full-path="Pictures/100341560000635200003BA2E7C8CCEB185E2D24.svg" manifest:media-type="image/svg+xml"/>
  <manifest:file-entry manifest:full-path="Pictures/10000001000003120000006D6AC5FFB442B401D6.png" manifest:media-type="image/png"/>
  <manifest:file-entry manifest:full-path="Pictures/100194020000635200003BA257149ADB0AD81C15.svg" manifest:media-type="image/svg+xml"/>
  <manifest:file-entry manifest:full-path="Pictures/1000000100000391000002248A437C8D270C5B8D.png" manifest:media-type="image/png"/>
  <manifest:file-entry manifest:full-path="Pictures/1000000100000391000002243D4FE666B908B3E7.png" manifest:media-type="image/png"/>
  <manifest:file-entry manifest:full-path="Pictures/10014A660000635200003BA28278E209755C0CDD.svg" manifest:media-type="image/svg+xml"/>
  <manifest:file-entry manifest:full-path="Pictures/100000010000039100000224AD0D82747B65A019.png" manifest:media-type="image/png"/>
  <manifest:file-entry manifest:full-path="Pictures/1003178C0000635200003BA20B572405C915F7A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28cm" svg:stroke-color="#808080" draw:marker-start-width="0.242cm" draw:marker-end-width="0.242cm" draw:textarea-horizontal-align="center" draw:textarea-vertical-align="middle" loext:softedge-radius="0.035cm" draw:color-mode="standard" draw:luminance="0%" draw:contrast="0%" draw:gamma="100%" draw:red="0%" draw:green="0%" draw:blue="0%" fo:clip="rect(8.854cm, 19.761cm, 1.711cm, 1.939cm)" draw:image-opacity="100%" style:mirror="none"/>
    </style:style>
    <style:style style:name="gr4" style:family="graphic" style:parent-style-name="standard">
      <style:graphic-properties draw:stroke="dash" draw:stroke-dash="Double_20_Dash" svg:stroke-width="0.035cm" svg:stroke-color="#158466" draw:marker-start-width="0.252cm" draw:marker-end-width="0.252cm" svg:stroke-linecap="butt" draw:fill="solid" draw:fill-color="#158466" draw:opacity="10%" draw:textarea-horizontal-align="justify" draw:textarea-vertical-align="middle" draw:auto-grow-height="false" fo:min-height="0.812cm" fo:min-width="0.562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ouble_20_Dash" svg:stroke-width="0.035cm" svg:stroke-color="#158466" draw:marker-start-width="0.252cm" draw:marker-end="Arrowheads_20_1" draw:marker-end-width="0.352cm" svg:stroke-linecap="butt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488cm"/>
      <style:paragraph-properties style:writing-mode="lr-tb"/>
    </style:style>
    <style:style style:name="gr7" style:family="graphic" style:parent-style-name="standard">
      <style:graphic-properties draw:stroke="dash" draw:stroke-dash="Double_20_Dash" svg:stroke-width="0.035cm" svg:stroke-color="#158466" draw:marker-start-width="0.252cm" draw:marker-end-width="0.252cm" svg:stroke-linecap="butt" draw:fill="solid" draw:fill-color="#158466" draw:opacity="10%" draw:textarea-horizontal-align="justify" draw:textarea-vertical-align="middle" draw:auto-grow-height="false" fo:min-height="0.778cm" fo:min-width="0.528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Double_20_Dash" svg:stroke-width="0.035cm" svg:stroke-color="#158466" draw:marker-start-width="0.252cm" draw:marker-end-width="0.252cm" svg:stroke-linecap="butt" draw:fill="solid" draw:fill-color="#158466" draw:opacity="10%" draw:textarea-horizontal-align="justify" draw:textarea-vertical-align="middle" draw:auto-grow-height="false" fo:min-height="0.143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opacity="15%" draw:textarea-horizontal-align="justify" draw:textarea-vertical-align="middle" draw:auto-grow-height="false" fo:min-height="7cm" fo:min-width="11cm"/>
    </style:style>
    <style:style style:name="gr10" style:family="graphic" style:parent-style-name="standard">
      <style:graphic-properties draw:stroke="none" draw:opacity="15%" draw:textarea-horizontal-align="justify" draw:textarea-vertical-align="middle" draw:auto-grow-height="false" fo:min-height="7.35cm" fo:min-width="3.55cm"/>
    </style:style>
    <style:style style:name="gr11" style:family="graphic" style:parent-style-name="standard">
      <style:graphic-properties draw:stroke="none" draw:fill-color="#ff8000" draw:opacity="10%" draw:textarea-horizontal-align="justify" draw:textarea-vertical-align="middle" draw:auto-grow-height="false" fo:min-height="7.35cm" fo:min-width="3.54cm"/>
    </style:style>
    <style:style style:name="gr12" style:family="graphic" style:parent-style-name="standard">
      <style:graphic-properties draw:stroke="none" draw:fill-color="#ff8000" draw:opacity="10%" draw:textarea-horizontal-align="justify" draw:textarea-vertical-align="middle" draw:auto-grow-height="false" fo:min-height="6.75cm" fo:min-width="11cm"/>
    </style:style>
    <style:style style:name="gr13" style:family="graphic" style:parent-style-name="objectwithoutfill">
      <style:graphic-properties draw:stroke="dash" draw:stroke-dash="Double_20_Dash" svg:stroke-width="0.035cm" svg:stroke-color="#158466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Double_20_Dash" svg:stroke-width="0.035cm" svg:stroke-color="#158466" draw:marker-start="Arrowheads_20_2" draw:marker-start-width="0.252cm" draw:marker-end="" draw:marker-end-width="0.252cm" svg:stroke-linecap="butt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58466" loext:opacity="100%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158466" loext:opacity="100%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158466" draw:opacity="1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158466" loext:opacity="100%" fo:font-size="8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158466" loext:opacity="100%" fo:font-size="8pt" fo:font-weight="bold" style:font-weight-asian="bold" style:font-weight-complex="bold"/>
    </style:style>
    <style:style style:name="P8" style:family="paragraph">
      <style:paragraph-properties fo:text-align="center"/>
      <style:text-properties fo:color="#158466" loext:opacity="100%" fo:font-size="8pt" fo:font-weight="bold"/>
    </style:style>
    <style:style style:name="P9" style:family="paragraph">
      <loext:graphic-properties draw:fill="none" draw:fill-color="#ffffff"/>
      <style:paragraph-properties fo:text-align="center"/>
      <style:text-properties fo:color="#158466" loext:opacity="100%" fo:font-size="8pt" fo:font-weight="bold"/>
    </style:style>
    <style:style style:name="P10" style:family="paragraph">
      <loext:graphic-properties draw:opacity="15%"/>
      <style:paragraph-properties fo:text-align="center"/>
    </style:style>
    <style:style style:name="P11" style:family="paragraph">
      <loext:graphic-properties draw:fill-color="#ff8000" draw:opacity="10%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text-position="33% 58%" fo:font-size="8pt" fo:font-weight="bold" style:font-size-asian="8pt" style:font-weight-asian="bold" style:font-size-complex="8pt" style:font-weight-complex="bold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text-position="33% 58%" style:font-name="Liberation San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25cm" svg:height="8.06cm" svg:x="0cm" svg:y="0cm">
          <draw:image xlink:href="Pictures/1003178C0000635200003BA20B572405C915F7A7.svg" xlink:type="simple" xlink:show="embed" xlink:actuate="onLoad" draw:mime-type="image/svg+xml">
            <text:p/>
          </draw:image>
          <draw:image xlink:href="Pictures/100000010000039100000224AD0D82747B65A019.png" xlink:type="simple" xlink:show="embed" xlink:actuate="onLoad" draw:mime-type="image/png"/>
        </draw:frame>
        <draw:frame draw:style-name="gr1" draw:text-style-name="P1" draw:layer="layout" svg:width="12cm" svg:height="7.2cm" svg:x="13.43cm" svg:y="0.25cm">
          <draw:image xlink:href="Pictures/10014A660000635200003BA28278E209755C0CDD.svg" xlink:type="simple" xlink:show="embed" xlink:actuate="onLoad" draw:mime-type="image/svg+xml">
            <text:p/>
          </draw:image>
          <draw:image xlink:href="Pictures/1000000100000391000002243D4FE666B908B3E7.png" xlink:type="simple" xlink:show="embed" xlink:actuate="onLoad" draw:mime-type="image/png"/>
        </draw:frame>
        <draw:frame draw:style-name="gr1" draw:text-style-name="P1" draw:layer="layout" svg:width="12cm" svg:height="7.2cm" svg:x="13.43cm" svg:y="7.3cm">
          <draw:image xlink:href="Pictures/100194020000635200003BA257149ADB0AD81C15.svg" xlink:type="simple" xlink:show="embed" xlink:actuate="onLoad" draw:mime-type="image/svg+xml">
            <text:p/>
          </draw:image>
          <draw:image xlink:href="Pictures/1000000100000391000002248A437C8D270C5B8D.png" xlink:type="simple" xlink:show="embed" xlink:actuate="onLoad" draw:mime-type="image/png"/>
        </draw:frame>
        <draw:frame draw:style-name="gr2" draw:text-style-name="P3" draw:layer="layout" svg:width="3.987cm" svg:height="0.887cm" draw:transform="rotate (1.23918376891597) translate (1.25cm 11.02cm)">
          <draw:text-box>
            <text:p text:style-name="P2"><text:span text:style-name="T1">3650 – 3000 cm</text:span><text:span text:style-name="T2">-1</text:span><text:span text:style-name="T2"><text:line-break/></text:span><text:span text:style-name="T1">O-H St.</text:span></text:p>
          </draw:text-box>
        </draw:frame>
        <draw:frame draw:style-name="gr1" draw:text-style-name="P1" draw:layer="layout" svg:width="7.75cm" svg:height="1.074cm" svg:x="0.75cm" svg:y="10.25cm">
          <draw:image xlink:href="Pictures/10000001000003120000006D6AC5FFB442B401D6.png" xlink:type="simple" xlink:show="embed" xlink:actuate="onLoad" draw:mime-type="image/png">
            <text:p/>
          </draw:image>
        </draw:frame>
        <draw:frame draw:style-name="gr3" draw:text-style-name="P1" draw:layer="layout" svg:width="3.367cm" svg:height="4.25cm" svg:x="9.25cm" svg:y="8.5cm">
          <draw:image xlink:href="Pictures/100341560000635200003BA2E7C8CCEB185E2D24.svg" xlink:type="simple" xlink:show="embed" xlink:actuate="onLoad" draw:mime-type="image/svg+xml">
            <text:p/>
          </draw:image>
          <draw:image xlink:href="Pictures/1000000100000391000002243E2CDCC98452F068.png" xlink:type="simple" xlink:show="embed" xlink:actuate="onLoad" draw:mime-type="image/png"/>
        </draw:frame>
        <draw:custom-shape draw:style-name="gr4" draw:text-style-name="P4" draw:layer="layout" svg:width="1.5cm" svg:height="1.5cm" svg:x="0.3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.509cm" svg:y1="10.253cm" svg:x2="3.491cm" svg:y2="4.497cm">
          <text:p/>
        </draw:line>
        <draw:frame draw:style-name="gr6" draw:text-style-name="P7" draw:layer="layout" svg:width="2.752cm" svg:height="0.887cm" svg:x="4.5cm" svg:y="14.113cm">
          <draw:text-box>
            <text:p text:style-name="P6"><text:span text:style-name="T3">1</text:span><text:span text:style-name="T3">3</text:span><text:span text:style-name="T3">1</text:span><text:span text:style-name="T3">0</text:span><text:span text:style-name="T3"> </text:span><text:span text:style-name="T3">–</text:span><text:span text:style-name="T3"> </text:span><text:span text:style-name="T3">1</text:span><text:span text:style-name="T3">0</text:span><text:span text:style-name="T3">0</text:span><text:span text:style-name="T3">0</text:span><text:span text:style-name="T3"> </text:span><text:span text:style-name="T3">c</text:span><text:span text:style-name="T3">m</text:span><text:span text:style-name="T4">-</text:span><text:span text:style-name="T4">1</text:span><text:span text:style-name="T4"><text:line-break/></text:span><text:span text:style-name="T5">C</text:span><text:span text:style-name="T5">-</text:span><text:span text:style-name="T5">O</text:span><text:span text:style-name="T5">-</text:span><text:span text:style-name="T5">C</text:span><text:span text:style-name="T5"> </text:span><text:span text:style-name="T5">S</text:span><text:span text:style-name="T5">t</text:span><text:span text:style-name="T5">.</text:span></text:p>
          </draw:text-box>
        </draw:frame>
        <draw:custom-shape draw:style-name="gr7" draw:text-style-name="P4" draw:layer="layout" svg:width="1.5cm" svg:height="1.5cm" svg:x="3.849cm" svg:y="10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03cm" svg:height="0.603cm" svg:x="7.247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6.982cm" svg:y1="10.512cm" svg:x2="5.018cm" svg:y2="7.488cm">
          <text:p/>
        </draw:line>
        <draw:frame draw:style-name="gr6" draw:text-style-name="P9" draw:layer="layout" svg:width="2.752cm" svg:height="0.887cm" draw:transform="rotate (-0.994837673636768) translate (6.259cm 7.715cm)">
          <draw:text-box>
            <text:p text:style-name="P8">~2866 cm<text:span text:style-name="T6">-1</text:span><text:span text:style-name="T7"><text:line-break/></text:span><text:span text:style-name="T7">Chain Growth</text:span></text:p>
          </draw:text-box>
        </draw:frame>
        <draw:custom-shape draw:style-name="gr9" draw:text-style-name="P10" draw:layer="layout" svg:width="11.5cm" svg:height="7.25cm" svg:x="13.85cm" svg:y="7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05cm" svg:height="7.6cm" svg:x="8cm" svg:y="0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04cm" svg:height="7.6cm" svg:x="1.95cm" svg:y="0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1.5cm" svg:height="7cm" svg:x="13.83cm" svg:y="0.25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4.5cm" svg:y1="11.75cm" svg:x2="4.5cm" svg:y2="15cm">
          <text:p/>
        </draw:line>
        <draw:line draw:style-name="gr13" draw:text-style-name="P5" draw:layer="layout" svg:x1="20.75cm" svg:y1="15cm" svg:x2="4.5cm" svg:y2="15cm">
          <text:p/>
        </draw:line>
        <draw:line draw:style-name="gr14" draw:text-style-name="P5" draw:layer="layout" svg:x1="21.25cm" svg:y1="14cm" svg:x2="20.75cm" svg:y2="15cm">
          <text:p/>
        </draw:line>
        <draw:frame draw:style-name="gr15" draw:text-style-name="P12" draw:layer="layout" svg:width="1.065cm" svg:height="0.962cm" svg:x="0.935cm" svg:y="6.25cm">
          <draw:text-box>
            <text:p>a)</text:p>
          </draw:text-box>
        </draw:frame>
        <draw:frame draw:style-name="gr15" draw:text-style-name="P12" draw:layer="layout" svg:width="1.065cm" svg:height="0.962cm" svg:x="14.25cm" svg:y="5.75cm">
          <draw:text-box>
            <text:p>b)</text:p>
          </draw:text-box>
        </draw:frame>
        <draw:frame draw:style-name="gr15" draw:text-style-name="P12" draw:layer="layout" svg:width="1.065cm" svg:height="0.962cm" svg:x="0.936cm" svg:y="6.25cm">
          <draw:text-box>
            <text:p>a)</text:p>
          </draw:text-box>
        </draw:frame>
        <draw:frame draw:style-name="gr15" draw:text-style-name="P12" draw:layer="layout" svg:width="1.031cm" svg:height="0.962cm" svg:x="14.25cm" svg:y="12.5cm">
          <draw:text-box>
            <text:p>c)</text:p>
          </draw:text-box>
        </draw:frame>
      </draw:page>
      <draw:page draw:name="page2" draw:style-name="dp1" draw:master-page-name="Default">
        <draw:frame draw:style-name="gr1" draw:text-style-name="P1" draw:layer="layout" svg:width="22.545cm" svg:height="1.954cm" svg:x="1.705cm" svg:y="1.046cm">
          <draw:image xlink:href="Pictures/10005A240000C4AE0000110E99F7CBD2A5E96AFC.svg" xlink:type="simple" xlink:show="embed" xlink:actuate="onLoad" draw:mime-type="image/svg+xml">
            <text:p/>
          </draw:image>
          <draw:image xlink:href="Pictures/100000010000076F000000A51DA6FFD5AE0621E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3cm" fo:page-height="15.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6-07T16:14:23.749886709</dc:date>
    <meta:editing-duration>PT1H13M50S</meta:editing-duration>
    <meta:editing-cycles>3</meta:editing-cycles>
    <meta:generator>LibreOffice/7.3.7.2$Linux_X86_64 LibreOffice_project/30$Build-2</meta:generator>
    <meta:document-statistic meta:object-count="25"/>
  </office:meta>
</office:document-meta>
</file>